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25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ho “Enter a Number” read n</text:p>
      <text:p text:style-name="Standard">i=`expr $n - 1` p=1</text:p>
      <text:p text:style-name="Standard">while [ $i -ge 1 ] do</text:p>
      <text:p text:style-name="Standard">n=`expr $n \* $i` i=`expr $i - 1` done</text:p>
      <text:p text:style-name="Standard">echo “The Factorial of the given Number is $n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20:57:34.361000000</meta:creation-date>
    <dc:date>2022-07-12T21:01:25.867000000</dc:date>
    <meta:editing-duration>PT3M51S</meta:editing-duration>
    <meta:editing-cycles>3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5" meta:word-count="36" meta:character-count="152" meta:non-whitespace-character-count="121"/>
  </office:meta>
</office:document-meta>
</file>